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556" officeooo:paragraph-rsid="00188556"/>
    </style:style>
    <style:style style:name="P2" style:family="paragraph" style:parent-style-name="Standard">
      <style:text-properties officeooo:rsid="0019f434" officeooo:paragraph-rsid="0019f434"/>
    </style:style>
    <style:style style:name="P3" style:family="paragraph" style:parent-style-name="Standard">
      <style:text-properties officeooo:rsid="001a2b73" officeooo:paragraph-rsid="001a2b73"/>
    </style:style>
    <style:style style:name="P4" style:family="paragraph" style:parent-style-name="Standard">
      <style:text-properties officeooo:rsid="001a2b73" officeooo:paragraph-rsid="001e1133"/>
    </style:style>
    <style:style style:name="P5" style:family="paragraph" style:parent-style-name="Standard">
      <style:text-properties fo:font-weight="bold" officeooo:rsid="001a2b73" officeooo:paragraph-rsid="001a2b73" style:font-weight-asian="bold" style:font-weight-complex="bold"/>
    </style:style>
    <style:style style:name="P6" style:family="paragraph" style:parent-style-name="Standard">
      <style:text-properties officeooo:rsid="001a5b7b" officeooo:paragraph-rsid="001a5b7b"/>
    </style:style>
    <style:style style:name="P7" style:family="paragraph" style:parent-style-name="Standard">
      <style:text-properties fo:color="#ff3333" officeooo:rsid="001e1133" officeooo:paragraph-rsid="001e1133"/>
    </style:style>
    <style:style style:name="P8" style:family="paragraph" style:parent-style-name="Standard">
      <style:text-properties officeooo:rsid="001fd9c4" officeooo:paragraph-rsid="001fd9c4"/>
    </style:style>
    <style:style style:name="P9" style:family="paragraph" style:parent-style-name="Standard">
      <style:text-properties officeooo:rsid="0020275c" officeooo:paragraph-rsid="0020275c"/>
    </style:style>
    <style:style style:name="P10" style:family="paragraph" style:parent-style-name="Standard">
      <style:text-properties officeooo:rsid="00204809" officeooo:paragraph-rsid="00204809"/>
    </style:style>
    <style:style style:name="P11" style:family="paragraph" style:parent-style-name="Standard">
      <style:text-properties officeooo:rsid="00209687" officeooo:paragraph-rsid="00209687"/>
    </style:style>
    <style:style style:name="P12" style:family="paragraph" style:parent-style-name="Standard">
      <style:text-properties officeooo:rsid="00233204" officeooo:paragraph-rsid="00233204"/>
    </style:style>
    <style:style style:name="P13" style:family="paragraph" style:parent-style-name="Standard">
      <style:text-properties officeooo:rsid="0024611d" officeooo:paragraph-rsid="0024611d"/>
    </style:style>
    <style:style style:name="P14" style:family="paragraph" style:parent-style-name="Standard">
      <style:text-properties officeooo:rsid="0025f5ee" officeooo:paragraph-rsid="0025f5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5b7b" style:font-weight-asian="bold" style:font-weight-complex="bold"/>
    </style:style>
    <style:style style:name="T3" style:family="text">
      <style:text-properties fo:font-weight="normal" officeooo:rsid="001c294e" style:font-weight-asian="normal" style:font-weight-complex="normal"/>
    </style:style>
    <style:style style:name="T4" style:family="text">
      <style:text-properties fo:font-weight="normal" officeooo:rsid="001d80b7" style:font-weight-asian="normal" style:font-weight-complex="normal"/>
    </style:style>
    <style:style style:name="T5" style:family="text">
      <style:text-properties officeooo:rsid="001e1133"/>
    </style:style>
    <style:style style:name="T6" style:family="text">
      <style:text-properties officeooo:rsid="001f8401"/>
    </style:style>
    <style:style style:name="T7" style:family="text">
      <style:text-properties officeooo:rsid="00209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ed packages :</text:p>
      <text:p text:style-name="P1"/>
      <text:p text:style-name="P1">pip install selenium</text:p>
      <text:p text:style-name="P1">pymongo <text:span text:style-name="T7">version 2.8</text:span></text:p>
      <text:p text:style-name="P1">pip install datetime</text:p>
      <text:p text:style-name="P1">bson</text:p>
      <text:p text:style-name="P1">pip install re</text:p>
      <text:p text:style-name="P1">collections</text:p>
      <text:p text:style-name="P8">pip install lxml</text:p>
      <text:p text:style-name="P2">csv</text:p>
      <text:p text:style-name="P2">random</text:p>
      <text:p text:style-name="P2">time</text:p>
      <text:p text:style-name="P10">pip install requests</text:p>
      <text:p text:style-name="P9">pip install bs4</text:p>
      <text:p text:style-name="P2"/>
      <text:p text:style-name="P5">Pour selenium <text:span text:style-name="T3">(premier reponse dans les deux </text:span><text:span text:style-name="T4">ca</text:span><text:span text:style-name="T3">s)</text:span> :</text:p>
      <text:p text:style-name="P3"><text:span text:style-name="T2">Firefox :</text:span>avec une WebDriverException utilisant Firefox :</text:p>
      <text:p text:style-name="P4"><text:a xlink:type="simple" xlink:href="http://stackoverflow.com/questions/26070834/how-to-fix-selenium-webdriverexception-the-browser-appears-to-have-exited-befor" text:style-name="Internet_20_link" text:visited-style-name="Visited_20_Internet_20_Link"><text:span text:style-name="T5">http://stackoverflow.com/questions/26070834/how-to-fix-selenium-webdriverexception-the-browser-appears-to-have-exited-befor</text:span></text:a></text:p>
      <text:p text:style-name="P7">Il faut rétrograder la version de firefox <text:span text:style-name="T6">en dessous de 57 pour une utilisation de selenium 2.53</text:span></text:p>
      <text:p text:style-name="P3"/>
      <text:p text:style-name="P6"><text:span text:style-name="T1">Chrome : </text:span>avec une WebDriverException: Message: 'chromedriver' executable needs to be in PATH utilisant Chrome :</text:p>
      <text:p text:style-name="P6"><text:a xlink:type="simple" xlink:href="http://stackoverflow.com/questions/8255929/running-webdriver-chrome-with-selenium" text:style-name="Internet_20_link" text:visited-style-name="Visited_20_Internet_20_Link">http://stackoverflow.com/questions/8255929/running-webdriver-chrome-with-selenium</text:a></text:p>
      <text:p text:style-name="P6"/>
      <text:p text:style-name="P6"/>
      <text:p text:style-name="P11">Pymongo :</text:p>
      <text:p text:style-name="P11">version 2.8 avec insert() et installé avec l'instance</text:p>
      <text:p text:style-name="P11">version 3.0 avec insert() et insert_one(), version upgrade de 2.8</text:p>
      <text:p text:style-name="P13"><text:a xlink:type="simple" xlink:href="http://stackoverflow.com/questions/28981718/collection-object-is-not-callable-error-with-pymongo" text:style-name="Internet_20_link" text:visited-style-name="Visited_20_Internet_20_Link">http://stackoverflow.com/questions/28981718/collection-object-is-not-callable-error-with-pymongo</text:a></text:p>
      <text:p text:style-name="P12">=&gt; Transformer tous les insert_one() et InsertOne (resp delete et replace) en insert() sans liste</text:p>
      <text:p text:style-name="P14">ou update la version sur l'instance a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7-19T09:54:41.666235848</meta:creation-date>
    <meta:generator>LibreOffice/5.0.3.2$Linux_X86_64 LibreOffice_project/00m0$Build-2</meta:generator>
    <dc:date>2016-07-19T11:16:19.610787059</dc:date>
    <dc:creator>innopolis </dc:creator>
    <meta:editing-duration>PT1H21M33S</meta:editing-duration>
    <meta:editing-cycles>16</meta:editing-cycles>
    <meta:document-statistic meta:table-count="0" meta:image-count="0" meta:object-count="0" meta:page-count="1" meta:paragraph-count="25" meta:word-count="123" meta:character-count="1046" meta:non-whitespace-character-count="948"/>
  </office:meta>
</office:document-meta>
</file>